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6201in"/>
    </style:style>
    <style:style style:name="co10" style:family="table-column">
      <style:table-column-properties fo:break-before="auto" style:column-width="0.261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652in"/>
    </style:style>
    <style:style style:name="co14" style:family="table-column">
      <style:table-column-properties fo:break-before="auto" style:column-width="0.7165in"/>
    </style:style>
    <style:style style:name="co15" style:family="table-column">
      <style:table-column-properties fo:break-before="auto" style:column-width="0.8189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1.8354in"/>
    </style:style>
    <style:style style:name="ro1" style:family="table-row">
      <style:table-row-properties style:row-height="1.5752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1.7272in" fo:break-before="auto" style:use-optimal-row-height="true"/>
    </style:style>
    <style:style style:name="ro6" style:family="table-row">
      <style:table-row-properties style:row-height="0.7945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ro8" style:family="table-row">
      <style:table-row-properties style:row-height="1.4138in" fo:break-before="auto" style:use-optimal-row-height="true"/>
    </style:style>
    <style:style style:name="ro9" style:family="table-row">
      <style:table-row-properties style:row-height="0.483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328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1.105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898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f7d1d5" fo:wrap-option="wrap" style:vertical-align="middle"/>
    </style:style>
    <style:style style:name="ce12" style:family="table-cell" style:parent-style-name="Default">
      <style:table-cell-properties fo:background-color="#dddddd" fo:wrap-option="wrap" style:vertical-align="middle"/>
    </style:style>
    <style:style style:name="ce13" style:family="table-cell" style:parent-style-name="Default">
      <style:table-cell-properties fo:background-color="#f7d1d5" fo:wrap-option="wrap" style:vertical-align="middle"/>
      <style:text-properties fo:color="#000000"/>
    </style:style>
    <style:style style:name="ce4" style:family="table-cell" style:parent-style-name="Default">
      <style:table-cell-properties fo:wrap-option="wrap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7d1d5" style:vertical-align="middle"/>
    </style:style>
    <style:style style:name="ce20" style:family="table-cell" style:parent-style-name="Default">
      <style:table-cell-properties fo:background-color="#f7d1d5" style:vertical-align="middle"/>
      <style:text-properties fo:color="#000000"/>
    </style:style>
    <style:style style:name="ce8" style:family="table-cell" style:parent-style-name="Default">
      <style:table-cell-properties fo:wrap-option="wrap" style:vertical-align="middle"/>
      <style:text-properties fo:color="#000000"/>
    </style:style>
    <style:style style:name="ce17" style:family="table-cell" style:parent-style-name="Default">
      <style:table-cell-properties fo:background-color="#dddddd" style:vertical-align="middle"/>
    </style:style>
    <style:style style:name="ce25" style:family="table-cell" style:parent-style-name="Default">
      <style:table-cell-properties fo:wrap-option="no-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c9211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cholar-query-all-classific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6"/>
        <table:table-column table:style-name="co12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1" table:default-cell-style-name="Default"/>
        <table:table-column table:style-name="co16" table:default-cell-style-name="Default"/>
        <table:table-column table:style-name="co17" table:default-cell-style-name="ce4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8" office:value-type="string" calcext:value-type="string">
            <text:p>Platform </text:p>
            <text:p>Orchestration?</text:p>
          </table:table-cell>
          <table:table-cell table:style-name="ce1" office:value-type="string" calcext:value-type="string">
            <text:p>Do we Support </text:p>
            <text:p>Orchestration </text:p>
            <text:p>Constructs?</text:p>
          </table:table-cell>
          <table:table-cell table:style-name="ce2" office:value-type="string" calcext:value-type="string">
            <text:p><text:span text:style-name="T1">Category</text:span>:</text:p>
            <text:p>Analysis</text:p>
            <text:p>Optimization</text:p>
            <text:p>Application</text:p>
            <text:p>Prog.Model</text:p>
            <text:p>Runtime</text:p>
          </table:table-cell>
          <table:table-cell table:style-name="ce1" office:value-type="string" calcext:value-type="string">
            <text:p>Benchmarks</text:p>
          </table:table-cell>
          <table:table-cell table:style-name="ce6" office:value-type="string" calcext:value-type="string">
            <text:p>Micro</text:p>
          </table:table-cell>
          <table:table-cell table:style-name="ce6" office:value-type="string" calcext:value-type="string">
            <text:p>Webapps</text:p>
          </table:table-cell>
          <table:table-cell table:style-name="ce6" office:value-type="string" calcext:value-type="string">
            <text:p>Multimedia</text:p>
          </table:table-cell>
          <table:table-cell table:style-name="ce2" office:value-type="string" calcext:value-type="string">
            <text:p>Data Processing</text:p>
          </table:table-cell>
          <table:table-cell table:style-name="ce6" office:value-type="string" calcext:value-type="string">
            <text:p>ML</text:p>
          </table:table-cell>
          <table:table-cell table:style-name="ce6" office:value-type="string" calcext:value-type="string">
            <text:p>Scientific</text:p>
          </table:table-cell>
          <table:table-cell table:style-name="ce18" office:value-type="string" calcext:value-type="string">
            <text:p>Platforms</text:p>
          </table:table-cell>
          <table:table-cell table:style-name="ce2" office:value-type="string" calcext:value-type="string">
            <text:p>AWS</text:p>
          </table:table-cell>
          <table:table-cell table:style-name="ce6" office:value-type="string" calcext:value-type="string">
            <text:p>Azure</text:p>
          </table:table-cell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Other</text:p>
          </table:table-cell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Artifact</text:p>
          </table:table-cell>
          <table:table-cell table:style-name="ce2" office:value-type="string" calcext:value-type="string">
            <text:p>Contains Workflow Implementation?</text:p>
          </table:table-cell>
          <table:table-cell table:style-name="ce6" office:value-type="string" calcext:value-type="string">
            <text:p>Do we end up with the same state machine?</text:p>
          </table:table-cell>
          <table:table-cell table:style-name="ce6" table:number-columns-repeated="1004"/>
        </table:table-row>
        <table:table-row table:style-name="ro2">
          <table:table-cell table:style-name="ce2" office:value-type="string" calcext:value-type="string">
            <text:p>A Generic Efficient Scientific Workflow Engine for the Optimizations of Run-Time Execu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table:style-name="ce8" office:value-type="string" calcext:value-type="string">
            <text:p>MapReduce, Distributed K-means Workflow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 office:value-type="string" calcext:value-type="string">
            <text:p>EC2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Measurement Study on Serverless Workflow Service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MapReduce, <text:span text:style-name="T2">Kmeans</text:span>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 office:value-type="string" calcext:value-type="string">
            <text:p>ASF</text:p>
          </table:table-cell>
          <table:table-cell table:style-name="ce6" office:value-type="string" calcext:value-type="string">
            <text:p>DF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SW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calable Design Approach for State Propagation in Serverless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MapReduce 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3">
          <table:table-cell table:style-name="ce2" office:value-type="string" calcext:value-type="string">
            <text:p>A Serverless Engine for High Energy Physics Distributed Analys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Micro, HEP workloa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4">
          <table:table-cell table:style-name="ce2" office:value-type="string" calcext:value-type="string">
            <text:p>ACTS: Autonomous Cost-Efficient Task Orchestration for Serverless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MapReduce, k-nearest neighbour, K-Means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5">
          <table:table-cell table:style-name="ce3" office:value-type="string" calcext:value-type="string">
            <text:p>AFCL: An Abstract Function Choreography Language for serverless workflow specifica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del yes, implementation Currently No – <text:s/>implementation doesn’t support multiple states in parallel construct.</text:p>
          </table:table-cell>
          <table:table-cell table:style-name="ce3" office:value-type="string" calcext:value-type="string">
            <text:p>Prog.Model</text:p>
          </table:table-cell>
          <table:table-cell table:style-name="ce3" office:value-type="string" calcext:value-type="string">
            <text:p>genome + gate change aler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SF</text:p>
          </table:table-cell>
          <table:table-cell table:style-name="ce3"/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IBM</text:p>
          </table:table-cell>
          <table:table-cell table:style-name="ce3"/>
          <table:table-cell table:style-name="ce3" office:value-type="string" calcext:value-type="string">
            <text:p><text:span text:style-name="T4">Yes </text:span><text:span text:style-name="T4"><text:a xlink:href="http://dps.uibk.ac.at/projects/afcl" xlink:type="simple">http://dps.uibk.ac.at/projects/afcl</text:a></text:span>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ate Change we use parallel as outer state and map as inner (do we introduce overhead?!), 1000Genome same as ours.</text:p>
          </table:table-cell>
          <table:table-cell table:style-name="ce3" office:value-type="string" calcext:value-type="string">
            <text:p>They merge outputs, we don’t.</text:p>
          </table:table-cell>
          <table:table-cell table:style-name="ce3" table:number-columns-repeated="1003"/>
        </table:table-row>
        <table:table-row table:style-name="ro6">
          <table:table-cell table:style-name="ce2" office:value-type="string" calcext:value-type="string">
            <text:p>Astrea: Auto-Serverless Analytics Towards Cost-Efficiency and QoS-Aware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Wordcount, query, sort, k-nearest neighbors, k-means clustering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2">
          <table:table-cell table:style-name="ce2" office:value-type="string" calcext:value-type="string">
            <text:p>BenchFaaS: Benchmarking Serverless Functions in an Edge Computing Network Testb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Function Ch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7">
          <table:table-cell table:style-name="ce2" office:value-type="string" calcext:value-type="string">
            <text:p>CardioHPC: Serverless Approaches for Real-Time Heart Monitoring of Thousands of Patie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rrently No – implementation doesn’t support multiple states in parallel construct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CardioHPC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office:value-type="string" calcext:value-type="string">
            <text:p>Cloud Run</text:p>
          </table:table-cell>
          <table:table-cell table:style-name="ce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8">
          <table:table-cell table:style-name="ce3" office:value-type="string" calcext:value-type="string">
            <text:p>Characterizing AFCL Serverless Scientific Workflows in Federated FaaS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No – BWA supports dynamic looping over several tasks. We can only define looping statically. (also, ASF doesn’t support this looping.) But #iterations is always 4.</text:p>
          </table:table-cell>
          <table:table-cell table:style-name="ce3"/>
          <table:table-cell table:style-name="ce3" office:value-type="string" calcext:value-type="string">
            <text:p><text:span text:style-name="T3">MonteCarlo</text:span>, Montage, BWA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7" office:value-type="string" calcext:value-type="string">
            <text:p>Yes <text:a xlink:href="https://github.com/AFCLWorkflows" xlink:type="simple">https://github.com/AFCLWorkflows</text:a></text:p>
          </table:table-cell>
          <table:table-cell table:style-name="ce3" office:value-type="string" calcext:value-type="string">
            <text:p>Only in AFCL</text:p>
          </table:table-cell>
          <table:table-cell table:style-name="ce7" table:number-columns-repeated="1005"/>
        </table:table-row>
        <table:table-row table:style-name="ro4">
          <table:table-cell table:style-name="ce12" office:value-type="string" calcext:value-type="string">
            <text:p>Chitu: Accelerating Serverless Workflows with Asynchronous State Replication Pipelines</text:p>
          </table:table-cell>
          <table:table-cell table:style-name="ce12" office:value-type="string" calcext:value-type="string">
            <text:p>- (only for Micro)</text:p>
          </table:table-cell>
          <table:table-cell table:style-name="ce12" office:value-type="string" calcext:value-type="string">
            <text:p>No – communication btw different functions. </text:p>
          </table:table-cell>
          <table:table-cell table:style-name="ce12" office:value-type="string" calcext:value-type="string">
            <text:p>Prog.Model</text:p>
          </table:table-cell>
          <table:table-cell table:style-name="ce12" office:value-type="string" calcext:value-type="string">
            <text:p>Big Data Query, ML training, Video face detectio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2" office:value-type="string" calcext:value-type="string">
            <text:p>Lambda, ASF</text:p>
          </table:table-cell>
          <table:table-cell table:style-name="ce17"/>
          <table:table-cell table:style-name="ce12"/>
          <table:table-cell table:style-name="ce12" office:value-type="string" calcext:value-type="string">
            <text:p>OpenFaaS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Yes <text:a xlink:href="https://github.com/sigserverless/chitu" xlink:type="simple">https://github.com/sigserverless/chitu</text:a></text:p>
          </table:table-cell>
          <table:table-cell table:style-name="ce12"/>
          <table:table-cell table:style-name="ce17" table:number-columns-repeated="1005"/>
        </table:table-row>
        <table:table-row table:style-name="ro9">
          <table:table-cell table:style-name="ce2" office:value-type="string" calcext:value-type="string">
            <text:p>Colder Than the Warm Start and Warmer Than the Cold Start! Experience the Spawn Start in FaaS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MonteCarlo 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</text:p>
          </table:table-cell>
          <table:table-cell table:style-name="ce6"/>
          <table:table-cell table:style-name="ce2" office:value-type="string" calcext:value-type="string">
            <text:p>Cloud Functions</text:p>
          </table:table-cell>
          <table:table-cell table:style-name="ce2" office:value-type="string" calcext:value-type="string">
            <text:p>IBM Cloud Function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0">
          <table:table-cell table:style-name="ce2" office:value-type="string" calcext:value-type="string">
            <text:p>Comparative Study of Workflow Modeling Services Based on Activity Complexity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office:value-type="string" calcext:value-type="string">
            <text:p>Sequential + parallel micro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/>
          <table:table-cell table:style-name="ce2" office:value-type="string" calcext:value-type="string">
            <text:p>ASF</text:p>
          </table:table-cell>
          <table:table-cell table:style-name="ce6" office:value-type="string" calcext:value-type="string">
            <text:p>Function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OpenWhisk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Cross-Platform Performance Evaluation of Stateful Serverles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ML pipeline, Video face detection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ADF: We don’t support entity functions, activity implementation is not provided.</text:p>
            <text:p>ASF: Yes.</text:p>
          </table:table-cell>
          <table:table-cell table:style-name="ce6" table:number-columns-repeated="1004"/>
        </table:table-row>
        <table:table-row table:style-name="ro11">
          <table:table-cell table:style-name="ce2" office:value-type="string" calcext:value-type="string">
            <text:p>CrossFit: Fine-grained Benchmarking of Serverless Application Performance across Cloud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Thumbnail Generator</text:p>
          </table:table-cell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/>
          <table:table-cell table:style-name="ce2" office:value-type="string" calcext:value-type="string">
            <text:p>Lambda</text:p>
          </table:table-cell>
          <table:table-cell table:style-name="ce6" office:value-type="string" calcext:value-type="string">
            <text:p>Function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2">
          <table:table-cell table:style-name="ce2" office:value-type="string" calcext:value-type="string">
            <text:p>DAGit: A Platform For Enabling Serverless Applic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but multi-stage input requires us to give all previous functions the input already, and have them output it. Support could be added.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Montage, AmberAlert, Toonify (Video Analytics), Online Compiling, Text Sentiment Analysi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Whisk</text:p>
          </table:table-cell>
          <table:table-cell table:style-name="ce6" office:value-type="string" calcext:value-type="string">
            <text:p>DAGit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1">
          <table:table-cell table:style-name="ce2" office:value-type="string" calcext:value-type="string">
            <text:p>DataFlower: Exploiting the Data-flow Paradigm for Serverless Workflow Orchest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/>
          <table:table-cell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</text:p>
          </table:table-cell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Yes <text:a xlink:href="https://github.com/lzjzx1122/FaaSFlow/tree/main" xlink:type="simple">https://github.com/lzjzx1122/FaaSFlow/tree/main</text:a></text:p>
          </table:table-cell>
          <table:table-cell table:style-name="ce2" office:value-type="string" calcext:value-type="string">
            <text:p>Only for their implementation</text:p>
          </table:table-cell>
          <table:table-cell table:style-name="ce6" table:number-columns-repeated="1005"/>
        </table:table-row>
        <table:table-row table:style-name="ro13">
          <table:table-cell table:style-name="ce2" office:value-type="string" calcext:value-type="string">
            <text:p>DFlow: Efficient Dataflow-based Invocation Workflow Execution for Function-as-a-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Word Count, File processing, scientific (Cycles, Epigenomics, Genome, SoyKB)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/>
          <table:table-cell table:style-name="ce2"/>
          <table:table-cell table:style-name="ce6"/>
          <table:table-cell table:style-name="ce2" table:number-columns-repeated="2"/>
          <table:table-cell table:style-name="ce6" office:value-type="string" calcext:value-type="string">
            <text:p>Research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1">
          <table:table-cell table:style-name="ce2" office:value-type="string" calcext:value-type="string">
            <text:p>Durable functions: semantics for stateful serverl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for activity functions)</text:p>
          </table:table-cell>
          <table:table-cell table:style-name="ce2" office:value-type="string" calcext:value-type="string">
            <text:p>Prog.Model</text:p>
          </table:table-cell>
          <table:table-cell/>
          <table:table-cell table:style-name="ce6" table:number-columns-repeated="6"/>
          <table:table-cell/>
          <table:table-cell table:style-name="ce2"/>
          <table:table-cell table:style-name="ce6" office:value-type="string" calcext:value-type="string">
            <text:p>DF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Some in paper – looks the same (minus our parsing ofc)</text:p>
          </table:table-cell>
          <table:table-cell table:style-name="ce6" table:number-columns-repeated="1005"/>
        </table:table-row>
        <table:table-row table:style-name="ro14">
          <table:table-cell table:style-name="ce2" office:value-type="string" calcext:value-type="string">
            <text:p>Enhancing Performance Modeling of Serverless Functions via Static Analy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Analysis</text:p>
          </table:table-cell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style-name="ce2"/>
          <table:table-cell table:style-name="ce6" office:value-type="string" calcext:value-type="string">
            <text:p>Function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- <text:span text:style-name="T5">(</text:span>link dead<text:span text:style-name="T5">)</text:span>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Evaluation of serverless computing for scalable execution of a joint variant calling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1000Genome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ambda, ACI</text:p>
          </table:table-cell>
          <table:table-cell table:style-name="ce6" office:value-type="string" calcext:value-type="string">
            <text:p>CP</text:p>
          </table:table-cell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SWEEP-Inc/GVCF/tree/master" xlink:type="simple">https://github.com/SWEEP-Inc/GVCF/tree/master</text:a>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5">
          <table:table-cell table:style-name="ce13" office:value-type="string" calcext:value-type="string">
            <text:p>Event-Driven FaaS Workflows for Enabling IoT Data Processing at the Cloud Edge Continuum</text:p>
          </table:table-cell>
          <table:table-cell table:style-name="ce20" office:value-type="string" calcext:value-type="string">
            <text:p>Yes</text:p>
          </table:table-cell>
          <table:table-cell table:style-name="ce13" office:value-type="string" calcext:value-type="string">
            <text:p>No – orchestration can be based on current loading of the system + history about previous similar jobs. (target is edge computing though)</text:p>
          </table:table-cell>
          <table:table-cell table:style-name="ce13" office:value-type="string" calcext:value-type="string">
            <text:p>Application</text:p>
          </table:table-cell>
          <table:table-cell table:style-name="ce13" office:value-type="string" calcext:value-type="string">
            <text:p>Fire workflow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13"/>
          <table:table-cell table:style-name="ce20"/>
          <table:table-cell table:style-name="ce13"/>
          <table:table-cell table:style-name="ce13" office:value-type="string" calcext:value-type="string">
            <text:p>OpenFaaS</text:p>
          </table:table-cell>
          <table:table-cell table:style-name="ce20" office:value-type="string" calcext:value-type="string">
            <text:p>Research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table:number-columns-repeated="1005"/>
        </table:table-row>
        <table:table-row table:style-name="ro11">
          <table:table-cell table:style-name="ce2" office:value-type="string" calcext:value-type="string">
            <text:p>Exploring the cost and performance benefits of AWS step functions using a data processing pipeline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Analysis</text:p>
          </table:table-cell>
          <table:table-cell office:value-type="string" calcext:value-type="string">
            <text:p>Data Processing Pipeline (Garmin activity tracking)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table:style-name="ce2" office:value-type="string" calcext:value-type="string">
            <text:p>ASF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 <text:span text:style-name="T5">(</text:span>link dead<text:span text:style-name="T5">)</text:span></text:p>
          </table:table-cell>
          <table:table-cell table:style-name="ce2" office:value-type="string" calcext:value-type="string">
            <text:p>State machine in paper looks similar</text:p>
          </table:table-cell>
          <table:table-cell table:style-name="ce6" table:number-columns-repeated="1005"/>
        </table:table-row>
        <table:table-row table:style-name="ro14">
          <table:table-cell table:style-name="ce2" office:value-type="string" calcext:value-type="string">
            <text:p>FaaS execution models for edge applications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Function Chain, Branchin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Whisk</text:p>
          </table:table-cell>
          <table:table-cell table:style-name="ce6"/>
          <table:table-cell table:style-name="ce6" office:value-type="string" calcext:value-type="string">
            <text:p>Yes <text:a xlink:href="https://github.com/ccicconetti/serverlessonedge" xlink:type="simple">https://github.com/ccicconetti/serverlessonedge</text:a></text:p>
          </table:table-cell>
          <table:table-cell table:style-name="ce2" office:value-type="string" calcext:value-type="string">
            <text:p>Yes (but their format for OpenWhisk/their platform)</text:p>
          </table:table-cell>
          <table:table-cell table:style-name="ce6" table:number-columns-repeated="1005"/>
        </table:table-row>
        <table:table-row table:style-name="ro16">
          <table:table-cell table:style-name="ce2" office:value-type="string" calcext:value-type="string">
            <text:p>FaaScinating Resilience for Serverless Function Choreographies in Federated Clou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l yes, implementation Currently No – <text:s/>implementation doesn’t support multiple states in parallel construct.</text:p>
          </table:table-cell>
          <table:table-cell table:style-name="ce2" office:value-type="string" calcext:value-type="string">
            <text:p>Optimization</text:p>
          </table:table-cell>
          <table:table-cell office:value-type="string" calcext:value-type="string">
            <text:p>Gate Change Alert, Monte Carl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sashkoristov/enactmentengine/tree/master" xlink:type="simple">https://github.com/sashkoristov/enactmentengine/tree/master</text:a>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From figures in the paper, no – they use map as outer state and parallel as inner, we’d do it the outer way around.</text:p>
          </table:table-cell>
          <table:table-cell table:style-name="ce6" table:number-columns-repeated="1004"/>
        </table:table-row>
        <table:table-row table:style-name="ro17">
          <table:table-cell table:style-name="ce2" office:value-type="string" calcext:value-type="string">
            <text:p>FaaSCTDO: Collaborative Task-Data Orchestration for Serverless Workfl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IO-intensive, compute-intensive, data-intensive, network-intensiv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Fission</text:p>
          </table:table-cell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9">
          <table:table-cell table:style-name="ce2" office:value-type="string" calcext:value-type="string">
            <text:p>FaaSFlow: enable efficient workflow execution for function-as-a-service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scientific, ML, word count, video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/>
          <table:table-cell table:style-name="ce2"/>
          <table:table-cell table:style-name="ce6"/>
          <table:table-cell table:style-name="ce2" table:number-columns-repeated="2"/>
          <table:table-cell table:style-name="ce2" office:value-type="string" calcext:value-type="string">
            <text:p>Custom, HyperFlow</text:p>
          </table:table-cell>
          <table:table-cell table:style-name="ce25" office:value-type="string" calcext:value-type="string">
            <text:p>Yes <text:a xlink:href="https://github.com/lzjzx1122/FaaSFlow" xlink:type="simple">https://github.com/lzjzx1122/FaaSFlow</text:a></text:p>
          </table:table-cell>
          <table:table-cell table:style-name="ce2" office:value-type="string" calcext:value-type="string">
            <text:p>Only for their implementation</text:p>
          </table:table-cell>
          <table:table-cell table:style-name="ce6" table:number-columns-repeated="1005"/>
        </table:table-row>
        <table:table-row table:style-name="ro1">
          <table:table-cell table:style-name="ce3" office:value-type="string" calcext:value-type="string">
            <text:p>FaaSt: Optimize makespan of serverless workflows in federated commercial FaaS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Model yes, implementation Currently No – <text:s/>implementation doesn’t support multiple states in parallel + map construct. Map would need to allow sub-workflows.</text:p>
          </table:table-cell>
          <table:table-cell table:style-name="ce3" office:value-type="string" calcext:value-type="string">
            <text:p>Optimization</text:p>
          </table:table-cell>
          <table:table-cell table:style-name="ce3" office:value-type="string" calcext:value-type="string">
            <text:p>Burroughs-Wheeler Alignment tool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3" office:value-type="string" calcext:value-type="string">
            <text:p>AWS</text:p>
          </table:table-cell>
          <table:table-cell table:style-name="ce7"/>
          <table:table-cell table:style-name="ce3"/>
          <table:table-cell table:style-name="ce3" office:value-type="string" calcext:value-type="string">
            <text:p>IBM</text:p>
          </table:table-cell>
          <table:table-cell table:style-name="ce7"/>
          <table:table-cell table:style-name="ce7" office:value-type="string" calcext:value-type="string">
            <text:p>Yes <text:a xlink:href="https://github.com/pgritsch/faast_public" xlink:type="simple">https://github.com/pgritsch/faast_public</text:a></text:p>
          </table:table-cell>
          <table:table-cell table:style-name="ce3" office:value-type="string" calcext:value-type="string">
            <text:p>Only in AFCL</text:p>
          </table:table-cell>
          <table:table-cell table:style-name="ce7" table:number-columns-repeated="1005"/>
        </table:table-row>
        <table:table-row table:style-name="ro18">
          <table:table-cell table:style-name="ce2" office:value-type="string" calcext:value-type="string">
            <text:p>GTAA: A Geo-Aware Task Allocation Approach in Cloud Workf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untime</text:p>
          </table:table-cell>
          <table:table-cell office:value-type="string" calcext:value-type="string">
            <text:p>10-layer workflow network, randomly generate dependenci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Custom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5">
          <table:table-cell table:style-name="ce2" office:value-type="string" calcext:value-type="string">
            <text:p>Heterogeneity-aware Proactive Elastic Resource Allocation for Serverless Applic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2"/>
          <table:table-cell office:value-type="string" calcext:value-type="string">
            <text:p>Montage, artificial based on Wikipedia access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6" table:number-columns-repeated="1005"/>
        </table:table-row>
        <table:table-row table:style-name="ro13">
          <table:table-cell table:style-name="ce2" office:value-type="string" calcext:value-type="string">
            <text:p>Implementing a Serverless Workflow using AWS Step Fun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– they have fail/success states. Succeed isn’t necessary for them, fail also seems unnecessary?</text:p>
          </table:table-cell>
          <table:table-cell table:style-name="ce2" office:value-type="string" calcext:value-type="string">
            <text:p>Application</text:p>
          </table:table-cell>
          <table:table-cell office:value-type="string" calcext:value-type="string">
            <text:p>Order fulfillmen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style-name="ce2" office:value-type="string" calcext:value-type="string">
            <text:p>ASF</text:p>
          </table:table-cell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office:value-type="string" calcext:value-type="string">
            <text:p>From figures in the paper, no – they use fail/Success states we don’t have → we save overhead. </text:p>
          </table:table-cell>
          <table:table-cell table:style-name="ce6" table:number-columns-repeated="1004"/>
        </table:table-row>
        <table:table-row table:style-name="ro6">
          <table:table-cell table:style-name="ce2" office:value-type="string" calcext:value-type="string">
            <text:p>In Search of a Fast and Efficient Serverless DAG Engine (== Wuko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Prog.Model</text:p>
          </table:table-cell>
          <table:table-cell office:value-type="string" calcext:value-type="string">
            <text:p>Tree reduction (micro), matrix multipl, SVD, support vector classificatio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Lambda, EC2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6" office:value-type="string" calcext:value-type="string">
            <text:p>Yes <text:a xlink:href="https://github.com/ds2-lab/Wukong" xlink:type="simple">https://github.com/ds2-lab/Wukong</text:a></text:p>
          </table:table-cell>
          <table:table-cell table:style-name="ce2"/>
          <table:table-cell table:style-name="ce6" table:number-columns-repeated="1005"/>
        </table:table-row>
        <table:table-row table:style-name="ro10">
          <table:table-cell table:style-name="ce2" office:value-type="string" calcext:value-type="string">
            <text:p>In-Storage Domain-Specific Acceleration for Serverless Compu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 not described in enough detail</text:p>
          </table:table-cell>
          <table:table-cell table:style-name="ce2"/>
          <table:table-cell office:value-type="string" calcext:value-type="string">
            <text:p>8 different ML workflows</text:p>
          </table:table-cell>
          <table:table-cell table:style-name="ce6" table:number-columns-repeated="4"/>
          <table:table-cell table:style-name="ce6" office:value-type="float" office:value="8" calcext:value-type="float">
            <text:p>8</text:p>
          </table:table-cell>
          <table:table-cell table:style-name="ce6"/>
          <table:table-cell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OpenFaa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2"/>
          <table:table-cell table:style-name="ce6" table:number-columns-repeated="1005"/>
        </table:table-row>
        <table:table-row table:style-name="ro19" table:number-rows-repeated="27">
          <table:table-cell table:style-name="ce2"/>
          <table:table-cell table:number-columns-repeated="2"/>
          <table:table-cell table:style-name="ce2"/>
          <table:table-cell/>
          <table:table-cell table:style-name="ce6" table:number-columns-repeated="6"/>
          <table:table-cell/>
          <table:table-cell table:style-name="ce2"/>
          <table:table-cell table:style-name="ce6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1005"/>
        </table:table-row>
        <table:table-row table:style-name="ro19" table:number-rows-repeated="104851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reprint" table:style-name="ta1">
        <table:table-column table:style-name="co4" table:number-columns-repeated="1024" table:default-cell-style-name="Default"/>
        <table:table-row table:style-name="ro19">
          <table:table-cell table:number-columns-repeated="1024"/>
        </table:table-row>
        <table:table-row table:style-name="ro13">
          <table:table-cell table:style-name="ce2" office:value-type="string" calcext:value-type="string">
            <text:p>Expedited Data Transfers for Serverless Clouds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timization</text:p>
          </table:table-cell>
          <table:table-cell table:style-name="ce2" office:value-type="string" calcext:value-type="string">
            <text:p>Video Analytics, Stacking Ensemble Training, MapReduce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6"/>
          <table:table-cell table:style-name="ce2" table:number-columns-repeated="2"/>
          <table:table-cell table:style-name="ce6" office:value-type="string" calcext:value-type="string">
            <text:p>Research</text:p>
          </table:table-cell>
          <table:table-cell table:style-name="ce6"/>
          <table:table-cell table:style-name="ce2"/>
          <table:table-cell table:style-name="ce6" table:number-columns-repeated="1005"/>
        </table:table-row>
      </table:table>
      <table:named-expressions/>
      <table:database-ranges>
        <table:database-range table:name="__Anonymous_Sheet_DB__0" table:target-range-address="'scholar-query-all-classification'.A1:'scholar-query-all-classification'.S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1T18:28:23.575193285</dc:date>
    <meta:editing-duration>PT10H25M3S</meta:editing-duration>
    <meta:editing-cycles>205</meta:editing-cycles>
    <meta:generator>LibreOffice/7.3.7.2$Linux_X86_64 LibreOffice_project/30$Build-2</meta:generator>
    <meta:document-statistic meta:table-count="2" meta:cell-count="355" meta:object-count="0"/>
  </office:meta>
</office:document-meta>
</file>